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Excel_20_Built-in_20_Normal">
      <style:table-cell-properties fo:background-color="#ff6666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9966cc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Emp 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Salary</text:p>
          </table:table-cell>
          <table:table-cell table:style-name="ce1" office:value-type="string">
            <text:p>Start Date</text:p>
          </table:table-cell>
          <table:table-cell table:style-name="ce1" office:value-type="string">
            <text:p>FTE</text:p>
          </table:table-cell>
          <table:table-cell table:style-name="ce1" office:value-type="string">
            <text:p>Employee type</text:p>
          </table:table-cell>
          <table:table-cell table:style-name="ce1" office:value-type="string">
            <text:p><text:s text:c="2"/></text:p>
          </table:table-cell>
          <table:table-cell table:style-name="ce1"/>
          <table:table-cell table:style-name="ce1" office:value-type="string">
            <text:p><text:s/>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>
            <text:p>PR00147</text:p>
          </table:table-cell>
          <table:table-cell table:style-name="ce2" office:value-type="string">
            <text:p>Minerva Ricardot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NULL</text:p>
          </table:table-cell>
          <table:table-cell table:style-name="ce2" office:value-type="float" office:value="105468.7">
            <text:p>105468.7</text:p>
          </table:table-cell>
          <table:table-cell table:style-name="ce2" office:value-type="string">
            <text:p>12-Nov-1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4686</text:p>
          </table:table-cell>
          <table:table-cell table:style-name="ce2" office:value-type="string">
            <text:p>Oona Dona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Business Development</text:p>
          </table:table-cell>
          <table:table-cell table:style-name="ce2" office:value-type="float" office:value="88360.79">
            <text:p>88360.79</text:p>
          </table:table-cell>
          <table:table-cell table:style-name="ce2" office:value-type="float" office:value="43710">
            <text:p>4371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Seattle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4612</text:p>
          </table:table-cell>
          <table:table-cell table:style-name="ce2" office:value-type="string">
            <text:p>Mick Spraberry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Services</text:p>
          </table:table-cell>
          <table:table-cell table:style-name="ce2" office:value-type="float" office:value="85879.23">
            <text:p>85879.23</text:p>
          </table:table-cell>
          <table:table-cell table:style-name="ce2" office:value-type="float" office:value="43902">
            <text:p>4390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1803</text:p>
          </table:table-cell>
          <table:table-cell table:style-name="ce2" office:value-type="string">
            <text:p>Freddy Linford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Training</text:p>
          </table:table-cell>
          <table:table-cell table:style-name="ce2" office:value-type="float" office:value="93128.34">
            <text:p>93128.34</text:p>
          </table:table-cell>
          <table:table-cell table:style-name="ce2" office:value-type="string">
            <text:p>Mar 5, 201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ixed Term</text:p>
          </table:table-cell>
          <table:table-cell table:style-name="ce2" office:value-type="string">
            <text:p>Seattle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2749</text:p>
          </table:table-cell>
          <table:table-cell table:style-name="ce2" office:value-type="string">
            <text:p>Mackenzie Hannis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Training</text:p>
          </table:table-cell>
          <table:table-cell table:style-name="ce2" office:value-type="float" office:value="57002.02">
            <text:p>57002.02</text:p>
          </table:table-cell>
          <table:table-cell table:style-name="ce2" office:value-type="string">
            <text:p>2-Apr-18</text:p>
          </table:table-cell>
          <table:table-cell table:style-name="ce2" office:value-type="float" office:value="0.7">
            <text:p>0.7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Hyderabad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0144</text:p>
          </table:table-cell>
          <table:table-cell table:style-name="ce2" office:value-type="string">
            <text:p>Collen Dunbleto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Engineering</text:p>
          </table:table-cell>
          <table:table-cell table:style-name="ce2" office:value-type="float" office:value="118976.16">
            <text:p>118976.16</text:p>
          </table:table-cell>
          <table:table-cell table:style-name="ce2" office:value-type="string">
            <text:p>Oct 16, 202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Wellington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4601</text:p>
          </table:table-cell>
          <table:table-cell table:style-name="ce2" office:value-type="string">
            <text:p>Nananne Gehringer</text:p>
          </table:table-cell>
          <table:table-cell table:style-name="ce2"/>
          <table:table-cell table:style-name="ce2" office:value-type="string">
            <text:p>Support</text:p>
          </table:table-cell>
          <table:table-cell table:style-name="ce2" office:value-type="float" office:value="104802.63">
            <text:p>104802.63</text:p>
          </table:table-cell>
          <table:table-cell table:style-name="ce2" office:value-type="float" office:value="44502">
            <text:p>4450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Hyderabad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1854</text:p>
          </table:table-cell>
          <table:table-cell table:style-name="ce2" office:value-type="string">
            <text:p>Jessica Callcott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Marketing</text:p>
          </table:table-cell>
          <table:table-cell table:style-name="ce2" office:value-type="float" office:value="66017.18">
            <text:p>66017.18</text:p>
          </table:table-cell>
          <table:table-cell table:style-name="ce2" office:value-type="float" office:value="43643">
            <text:p>43643</text:p>
          </table:table-cell>
          <table:table-cell table:style-name="ce2" office:value-type="float" office:value="0.9">
            <text:p>0.9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0612</text:p>
          </table:table-cell>
          <table:table-cell table:style-name="ce2" office:value-type="string">
            <text:p><text:s/>Leena Bruckshaw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Research and Development</text:p>
          </table:table-cell>
          <table:table-cell table:style-name="ce2" office:value-type="float" office:value="74279.01">
            <text:p>74279.01</text:p>
          </table:table-cell>
          <table:table-cell table:style-name="ce2" office:value-type="float" office:value="43466">
            <text:p>4346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Wellington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0419</text:p>
          </table:table-cell>
          <table:table-cell table:style-name="ce2" office:value-type="string">
            <text:p>Billi Fellgat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Business Development</text:p>
          </table:table-cell>
          <table:table-cell table:style-name="ce2" office:value-type="float" office:value="68980.52">
            <text:p>68980.52</text:p>
          </table:table-cell>
          <table:table-cell table:style-name="ce2" office:value-type="float" office:value="43494">
            <text:p>43494</text:p>
          </table:table-cell>
          <table:table-cell table:style-name="ce2" office:value-type="float" office:value="0.8">
            <text:p>0.8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0578</text:p>
          </table:table-cell>
          <table:table-cell table:style-name="ce2" office:value-type="string">
            <text:p>Magnum Locksley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Services</text:p>
          </table:table-cell>
          <table:table-cell table:style-name="ce2" office:value-type="float" office:value="42314.39">
            <text:p>42314.39</text:p>
          </table:table-cell>
          <table:table-cell table:style-name="ce2" office:value-type="string">
            <text:p>Oct 18, 202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ixed Term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1281</text:p>
          </table:table-cell>
          <table:table-cell table:style-name="ce2" office:value-type="string">
            <text:p>Cletus McGarahan 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Engineering</text:p>
          </table:table-cell>
          <table:table-cell table:style-name="ce2" office:value-type="float" office:value="114425.19">
            <text:p>114425.19</text:p>
          </table:table-cell>
          <table:table-cell table:style-name="ce2" office:value-type="string">
            <text:p>27-Jan-2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Wellington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4473</text:p>
          </table:table-cell>
          <table:table-cell table:style-name="ce2" office:value-type="string">
            <text:p><text:s/>Wyn Treadger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Business Development</text:p>
          </table:table-cell>
          <table:table-cell table:style-name="ce2" office:value-type="float" office:value="69192.85">
            <text:p>69192.85</text:p>
          </table:table-cell>
          <table:table-cell table:style-name="ce2" office:value-type="string">
            <text:p>19-Apr-2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Columbus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2417</text:p>
          </table:table-cell>
          <table:table-cell table:style-name="ce2" office:value-type="string">
            <text:p>Evangelina Lerga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Support</text:p>
          </table:table-cell>
          <table:table-cell table:style-name="ce2" office:value-type="float" office:value="61214.26">
            <text:p>61214.26</text:p>
          </table:table-cell>
          <table:table-cell table:style-name="ce2" office:value-type="string">
            <text:p>12-Mar-1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Auckland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0691</text:p>
          </table:table-cell>
          <table:table-cell table:style-name="ce2" office:value-type="string">
            <text:p>Verla Timmis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Support</text:p>
          </table:table-cell>
          <table:table-cell table:style-name="ce2" office:value-type="float" office:value="54137.05">
            <text:p>54137.05</text:p>
          </table:table-cell>
          <table:table-cell table:style-name="ce2" office:value-type="string">
            <text:p>25-Oct-1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0214</text:p>
          </table:table-cell>
          <table:table-cell table:style-name="ce2" office:value-type="string">
            <text:p>Jo-anne Gobeau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Training</text:p>
          </table:table-cell>
          <table:table-cell table:style-name="ce2" office:value-type="float" office:value="37902.35">
            <text:p>37902.35</text:p>
          </table:table-cell>
          <table:table-cell table:style-name="ce2" office:value-type="string">
            <text:p>Dec 24, 201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Chennai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2539</text:p>
          </table:table-cell>
          <table:table-cell table:style-name="ce2" office:value-type="string">
            <text:p>Devinne Tun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Engineering</text:p>
          </table:table-cell>
          <table:table-cell table:style-name="ce2" office:value-type="float" office:value="39969.72">
            <text:p>39969.72</text:p>
          </table:table-cell>
          <table:table-cell table:style-name="ce2" office:value-type="string">
            <text:p>10-Dec-1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Columbus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4598</text:p>
          </table:table-cell>
          <table:table-cell table:style-name="ce2" office:value-type="string">
            <text:p>Pearla <text:s/>Beteriss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Services</text:p>
          </table:table-cell>
          <table:table-cell table:style-name="ce2" office:value-type="float" office:value="69913.39">
            <text:p>69913.39</text:p>
          </table:table-cell>
          <table:table-cell table:style-name="ce2" office:value-type="float" office:value="43584">
            <text:p>4358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0464</text:p>
          </table:table-cell>
          <table:table-cell table:style-name="ce2" office:value-type="string">
            <text:p>Maritsa Marusic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Research and Development</text:p>
          </table:table-cell>
          <table:table-cell table:style-name="ce2" office:value-type="float" office:value="52748.63">
            <text:p>52748.63</text:p>
          </table:table-cell>
          <table:table-cell table:style-name="ce2" office:value-type="string">
            <text:p>27-Jan-2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Chennai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0893</text:p>
          </table:table-cell>
          <table:table-cell table:style-name="ce2" office:value-type="string">
            <text:p>Daisie McNeic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Human Resources</text:p>
          </table:table-cell>
          <table:table-cell table:style-name="ce2" office:value-type="float" office:value="50310.09">
            <text:p>50310.09</text:p>
          </table:table-cell>
          <table:table-cell table:style-name="ce2" office:value-type="float" office:value="44285">
            <text:p>44285</text:p>
          </table:table-cell>
          <table:table-cell table:style-name="ce2" office:value-type="float" office:value="0.4">
            <text:p>0.4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Hyderabad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0882</text:p>
          </table:table-cell>
          <table:table-cell table:style-name="ce2" office:value-type="string">
            <text:p><text:s/>Jill Shipse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Accounting</text:p>
          </table:table-cell>
          <table:table-cell table:style-name="ce2" office:value-type="float" office:value="52963.65">
            <text:p>52963.65</text:p>
          </table:table-cell>
          <table:table-cell table:style-name="ce2" office:value-type="float" office:value="44288">
            <text:p>44288</text:p>
          </table:table-cell>
          <table:table-cell table:style-name="ce2" office:value-type="float" office:value="0.3">
            <text:p>0.3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Columbus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3445</text:p>
          </table:table-cell>
          <table:table-cell table:style-name="ce2" office:value-type="string">
            <text:p>Myrle Prandon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Sales</text:p>
          </table:table-cell>
          <table:table-cell table:style-name="ce2" office:value-type="float" office:value="62195.47">
            <text:p>62195.47</text:p>
          </table:table-cell>
          <table:table-cell table:style-name="ce2" office:value-type="string">
            <text:p>26-Aug-2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3416</text:p>
          </table:table-cell>
          <table:table-cell table:style-name="ce2" office:value-type="string">
            <text:p>Seward Kuber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Engineering</text:p>
          </table:table-cell>
          <table:table-cell table:style-name="ce2" office:value-type="float" office:value="43329.22">
            <text:p>43329.22</text:p>
          </table:table-cell>
          <table:table-cell table:style-name="ce2" office:value-type="float" office:value="43809">
            <text:p>43809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Fixed Term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0890</text:p>
          </table:table-cell>
          <table:table-cell table:style-name="ce2" office:value-type="string">
            <text:p>Dean Biggam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Training</text:p>
          </table:table-cell>
          <table:table-cell table:style-name="ce2" office:value-type="float" office:value="71570.99">
            <text:p>71570.99</text:p>
          </table:table-cell>
          <table:table-cell table:style-name="ce2" office:value-type="string">
            <text:p>22-Feb-21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Hyderabad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4137</text:p>
          </table:table-cell>
          <table:table-cell table:style-name="ce2" office:value-type="string">
            <text:p>Marissa Infante</text:p>
          </table:table-cell>
          <table:table-cell table:style-name="ce2"/>
          <table:table-cell table:style-name="ce2" office:value-type="string">
            <text:p>Training</text:p>
          </table:table-cell>
          <table:table-cell table:style-name="ce2" office:value-type="float" office:value="78840.23">
            <text:p>78840.23</text:p>
          </table:table-cell>
          <table:table-cell table:style-name="ce2" office:value-type="float" office:value="43633">
            <text:p>4363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2603</text:p>
          </table:table-cell>
          <table:table-cell table:style-name="ce2" office:value-type="string">
            <text:p>Daisie Dahlma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Human Resources</text:p>
          </table:table-cell>
          <table:table-cell table:style-name="ce2" office:value-type="float" office:value="61994.76">
            <text:p>61994.76</text:p>
          </table:table-cell>
          <table:table-cell table:style-name="ce2" office:value-type="float" office:value="43794">
            <text:p>43794</text:p>
          </table:table-cell>
          <table:table-cell table:style-name="ce2" office:value-type="float" office:value="0.3">
            <text:p>0.3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Hyderabad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3158</text:p>
          </table:table-cell>
          <table:table-cell table:style-name="ce2" office:value-type="string">
            <text:p>Danica Naysh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Services</text:p>
          </table:table-cell>
          <table:table-cell table:style-name="ce2" office:value-type="float" office:value="89690.38">
            <text:p>89690.38</text:p>
          </table:table-cell>
          <table:table-cell table:style-name="ce2" office:value-type="float" office:value="43206">
            <text:p>4320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Wellington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2288</text:p>
          </table:table-cell>
          <table:table-cell table:style-name="ce2" office:value-type="string">
            <text:p>Althea <text:s/>Brong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roduct Management</text:p>
          </table:table-cell>
          <table:table-cell table:style-name="ce2" office:value-type="float" office:value="104335.04">
            <text:p>104335.04</text:p>
          </table:table-cell>
          <table:table-cell table:style-name="ce2" office:value-type="float" office:value="43874">
            <text:p>4387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Columbus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3849</text:p>
          </table:table-cell>
          <table:table-cell table:style-name="ce2" office:value-type="string">
            <text:p>Leonidas Cavane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Accounting</text:p>
          </table:table-cell>
          <table:table-cell table:style-name="ce2" office:value-type="float" office:value="52246.29">
            <text:p>52246.29</text:p>
          </table:table-cell>
          <table:table-cell table:style-name="ce2" office:value-type="string">
            <text:p>18-Apr-1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Wellington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1395</text:p>
          </table:table-cell>
          <table:table-cell table:style-name="ce2" office:value-type="string">
            <text:p>Dennison Crosswait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Legal</text:p>
          </table:table-cell>
          <table:table-cell table:style-name="ce2" office:value-type="float" office:value="90697.67">
            <text:p>90697.67</text:p>
          </table:table-cell>
          <table:table-cell table:style-name="ce2" office:value-type="float" office:value="44221">
            <text:p>44221</text:p>
          </table:table-cell>
          <table:table-cell table:style-name="ce2" office:value-type="float" office:value="0.8">
            <text:p>0.8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Seattle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2559</text:p>
          </table:table-cell>
          <table:table-cell table:style-name="ce2" office:value-type="string">
            <text:p>Aldrich <text:s/>Glenn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Business Development</text:p>
          </table:table-cell>
          <table:table-cell table:style-name="ce2" office:value-type="float" office:value="90884.32">
            <text:p>90884.32</text:p>
          </table:table-cell>
          <table:table-cell table:style-name="ce2" office:value-type="string">
            <text:p>27-Dec-1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Columbus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4627</text:p>
          </table:table-cell>
          <table:table-cell table:style-name="ce2" office:value-type="string">
            <text:p>Yvette <text:s/>Bett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Human Resources</text:p>
          </table:table-cell>
          <table:table-cell table:style-name="ce2" office:value-type="float" office:value="76320.44">
            <text:p>76320.44</text:p>
          </table:table-cell>
          <table:table-cell table:style-name="ce2" office:value-type="float" office:value="44383">
            <text:p>44383</text:p>
          </table:table-cell>
          <table:table-cell table:style-name="ce2" office:value-type="float" office:value="0.8">
            <text:p>0.8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3537</text:p>
          </table:table-cell>
          <table:table-cell table:style-name="ce2" office:value-type="string">
            <text:p>Renaldo Thomassi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Business Development</text:p>
          </table:table-cell>
          <table:table-cell table:style-name="ce2" office:value-type="float" office:value="73360.38">
            <text:p>73360.38</text:p>
          </table:table-cell>
          <table:table-cell table:style-name="ce2" office:value-type="float" office:value="43972">
            <text:p>4397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1951</text:p>
          </table:table-cell>
          <table:table-cell table:style-name="ce2" office:value-type="string">
            <text:p>Aloise MacCathay 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NULL</text:p>
          </table:table-cell>
          <table:table-cell table:style-name="ce2"/>
          <table:table-cell table:style-name="ce2" office:value-type="string">
            <text:p>Aug 12, 2020</text:p>
          </table:table-cell>
          <table:table-cell table:style-name="ce2" office:value-type="float" office:value="0.7">
            <text:p>0.7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Auckland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1662</text:p>
          </table:table-cell>
          <table:table-cell table:style-name="ce2" office:value-type="string">
            <text:p>Genevra Friday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Research and Development</text:p>
          </table:table-cell>
          <table:table-cell table:style-name="ce2" office:value-type="float" office:value="50449.46">
            <text:p>50449.46</text:p>
          </table:table-cell>
          <table:table-cell table:style-name="ce2" office:value-type="string">
            <text:p>14-Nov-18</text:p>
          </table:table-cell>
          <table:table-cell table:style-name="ce2" office:value-type="float" office:value="0.8">
            <text:p>0.8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<text:s text:c="2"/>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2313</text:p>
          </table:table-cell>
          <table:table-cell table:style-name="ce2" office:value-type="string">
            <text:p>Thekla Lynnett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Training</text:p>
          </table:table-cell>
          <table:table-cell table:style-name="ce2" office:value-type="float" office:value="53949.26">
            <text:p>53949.26</text:p>
          </table:table-cell>
          <table:table-cell table:style-name="ce2" office:value-type="float" office:value="43808">
            <text:p>4380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Columbus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1620</text:p>
          </table:table-cell>
          <table:table-cell table:style-name="ce2" office:value-type="string">
            <text:p>Westbrook Brandino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Legal</text:p>
          </table:table-cell>
          <table:table-cell table:style-name="ce2" office:value-type="float" office:value="113616.23">
            <text:p>113616.23</text:p>
          </table:table-cell>
          <table:table-cell table:style-name="ce2" office:value-type="float" office:value="43255">
            <text:p>4325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/>
          <table:table-cell office:value-type="string">
            <text:p><text:s/>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VT04681</text:p>
          </table:table-cell>
          <table:table-cell table:style-name="ce2" office:value-type="string">
            <text:p><text:s/>Jill Shipsey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roduct Management</text:p>
          </table:table-cell>
          <table:table-cell table:style-name="ce2" office:value-type="float" office:value="110906.35">
            <text:p>110906.35</text:p>
          </table:table-cell>
          <table:table-cell table:style-name="ce2" office:value-type="string">
            <text:p>Nov 30, 201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Wellington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>
            <draw:frame table:end-cell-address="Sheet1.L79" table:end-x="0.137in" table:end-y="0.0327in" draw:z-index="0" draw:style-name="gr1" draw:text-style-name="P1" svg:width="7.5035in" svg:height="6.8496in" svg:x="0in" svg:y="0.1819in">
              <draw:object draw:notify-on-update-of-ranges="Sheet1.A1:Sheet1.D1 Sheet1.A2:Sheet1.D39 Sheet1.E1:Sheet1.E1 Sheet1.E2:Sheet1.E39 Sheet1.F1:Sheet1.F1 Sheet1.F2:Sheet1.F39 Sheet1.G1:Sheet1.G1 Sheet1.G2:Sheet1.G39 Sheet1.H1:Sheet1.H1 Sheet1.H2:Sheet1.H39 Sheet1.I1:Sheet1.I1 Sheet1.I2:Sheet1.I39 Sheet1.J1:Sheet1.J1 Sheet1.J2:Sheet1.J39 Sheet1.K1:Sheet1.K1 Sheet1.K2:Sheet1.K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table:style-name="Default" table:number-columns-repeated="3"/>
          <table:table-cell table:number-columns-repeated="1014"/>
        </table:table-row>
        <table:table-row table:style-name="ro1" table:number-rows-repeated="5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 table:number-rows-repeated="177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<text:s/></text:p>
          </table:table-cell>
          <table:table-cell table:number-columns-repeated="1014"/>
        </table:table-row>
        <table:table-row table:style-name="ro1" table:number-rows-repeated="10483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8">09/18/2024</text:date>, <text:time>16:1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9-18T16:11:17.78</dc:date>
    <meta:document-statistic meta:table-count="2" meta:cell-count="352" meta:object-count="1"/>
    <meta:generator>OpenOffice/4.1.13$Win32 OpenOffice.org_project/4113m1$Build-9810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800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800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800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symbol-type="non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8000">
      <style:chart-properties chart:symbol-type="non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6cm" svg:height="17.399cm" xlink:href=".." xlink:type="simple" chart:class="chart:line" chart:style-name="ch1">
        <chart:legend chart:legend-position="end" svg:x="16.003cm" svg:y="6.815cm" style:legend-expansion="high" chart:style-name="ch2"/>
        <chart:plot-area chart:style-name="ch3" table:cell-range-address="Sheet1.A1:Sheet1.K39" chart:data-source-has-labels="both" svg:x="0.013cm" svg:y="1.15cm" svg:width="12.851cm" svg:height="10.60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75cm" svg:y="1.13cm" svg:width="10.691cm" svg:height="4.947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D39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E2:Sheet1.E39" chart:label-cell-address="Sheet1.E1:Sheet1.E1" chart:class="chart:line">
            <chart:data-point chart:repeated="38"/>
          </chart:series>
          <chart:series chart:style-name="ch7" chart:values-cell-range-address="Sheet1.F2:Sheet1.F39" chart:label-cell-address="Sheet1.F1:Sheet1.F1" chart:class="chart:line">
            <chart:data-point chart:repeated="38"/>
          </chart:series>
          <chart:series chart:style-name="ch8" chart:values-cell-range-address="Sheet1.G2:Sheet1.G39" chart:label-cell-address="Sheet1.G1:Sheet1.G1" chart:class="chart:line">
            <chart:data-point chart:repeated="38"/>
          </chart:series>
          <chart:series chart:style-name="ch9" chart:values-cell-range-address="Sheet1.H2:Sheet1.H39" chart:label-cell-address="Sheet1.H1:Sheet1.H1" chart:class="chart:line">
            <chart:data-point chart:repeated="38"/>
          </chart:series>
          <chart:series chart:style-name="ch10" chart:values-cell-range-address="Sheet1.I2:Sheet1.I39" chart:label-cell-address="Sheet1.I1:Sheet1.I1" chart:class="chart:line">
            <chart:data-point chart:repeated="38"/>
          </chart:series>
          <chart:series chart:style-name="ch11" chart:values-cell-range-address="Sheet1.J2:Sheet1.J39" chart:label-cell-address="Sheet1.J1:Sheet1.J1" chart:class="chart:line">
            <chart:data-point chart:repeated="38"/>
          </chart:series>
          <chart:series chart:style-name="ch12" chart:values-cell-range-address="Sheet1.K2:Sheet1.K39" chart:label-cell-address="Sheet1.K1:Sheet1.K1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ary</text:p>
                <draw:g>
                  <svg:desc>Sheet1.E1:Sheet1.E1</svg:desc>
                </draw:g>
              </table:table-cell>
              <table:table-cell office:value-type="string">
                <text:p>Start Date</text:p>
                <draw:g>
                  <svg:desc>Sheet1.F1:Sheet1.F1</svg:desc>
                </draw:g>
              </table:table-cell>
              <table:table-cell office:value-type="string">
                <text:p>FTE</text:p>
                <draw:g>
                  <svg:desc>Sheet1.G1:Sheet1.G1</svg:desc>
                </draw:g>
              </table:table-cell>
              <table:table-cell office:value-type="string">
                <text:p>Employee type</text:p>
                <draw:g>
                  <svg:desc>Sheet1.H1:Sheet1.H1</svg:desc>
                </draw:g>
              </table:table-cell>
              <table:table-cell office:value-type="string">
                <text:p>  </text:p>
                <draw:g>
                  <svg:desc>Sheet1.I1:Sheet1.I1</svg:desc>
                </draw:g>
              </table:table-cell>
              <table:table-cell office:value-type="string">
                <text:p/>
                <draw:g>
                  <svg:desc>Sheet1.J1:Sheet1.J1</svg:desc>
                </draw:g>
              </table:table-cell>
              <table:table-cell office:value-type="string">
                <text:p> 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00147 Minerva Ricardot Male NULL</text:p>
                <text:list>
                  <text:list-item>
                    <text:p>PR00147</text:p>
                  </text:list-item>
                  <text:list-item>
                    <text:p>Minerva Ricardot</text:p>
                  </text:list-item>
                  <text:list-item>
                    <text:p>Male</text:p>
                  </text:list-item>
                  <text:list-item>
                    <text:p>NULL</text:p>
                  </text:list-item>
                </text:list>
                <draw:g>
                  <svg:desc>Sheet1.A2:Sheet1.D39</svg:desc>
                </draw:g>
              </table:table-cell>
              <table:table-cell office:value-type="float" office:value="105468.7">
                <text:p>105468.7</text:p>
                <draw:g>
                  <svg:desc>Sheet1.E2:Sheet1.E39</svg:desc>
                </draw:g>
              </table:table-cell>
              <table:table-cell office:value-type="float" office:value="NaN">
                <text:p>NaN</text:p>
                <draw:g>
                  <svg:desc>Sheet1.F2:Sheet1.F39</svg:desc>
                </draw:g>
              </table:table-cell>
              <table:table-cell office:value-type="float" office:value="1">
                <text:p>1</text:p>
                <draw:g>
                  <svg:desc>Sheet1.G2:Sheet1.G39</svg:desc>
                </draw:g>
              </table:table-cell>
              <table:table-cell office:value-type="float" office:value="NaN">
                <text:p>NaN</text:p>
                <draw:g>
                  <svg:desc>Sheet1.H2:Sheet1.H39</svg:desc>
                </draw:g>
              </table:table-cell>
              <table:table-cell office:value-type="float" office:value="NaN">
                <text:p>NaN</text:p>
                <draw:g>
                  <svg:desc>Sheet1.I2:Sheet1.I39</svg:desc>
                </draw:g>
              </table:table-cell>
              <table:table-cell office:value-type="float" office:value="NaN">
                <text:p>NaN</text:p>
                <draw:g>
                  <svg:desc>Sheet1.J2:Sheet1.J39</svg:desc>
                </draw:g>
              </table:table-cell>
              <table:table-cell office:value-type="float" office:value="NaN">
                <text:p>NaN</text:p>
                <draw:g>
                  <svg:desc>Sheet1.K2:Sheet1.K39</svg:desc>
                </draw:g>
              </table:table-cell>
            </table:table-row>
            <table:table-row>
              <table:table-cell office:value-type="string">
                <text:p>PR04686 Oona Donan Female Business Development</text:p>
                <text:list>
                  <text:list-item>
                    <text:p>PR04686</text:p>
                  </text:list-item>
                  <text:list-item>
                    <text:p>Oona Donan</text:p>
                  </text:list-item>
                  <text:list-item>
                    <text:p>Female</text:p>
                  </text:list-item>
                  <text:list-item>
                    <text:p>Business Development</text:p>
                  </text:list-item>
                </text:list>
              </table:table-cell>
              <table:table-cell office:value-type="float" office:value="88360.79">
                <text:p>88360.79</text:p>
              </table:table-cell>
              <table:table-cell office:value-type="float" office:value="43710">
                <text:p>437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4612 Mick Spraberry Female Services</text:p>
                <text:list>
                  <text:list-item>
                    <text:p>SQ04612</text:p>
                  </text:list-item>
                  <text:list-item>
                    <text:p>Mick Spraberry</text:p>
                  </text:list-item>
                  <text:list-item>
                    <text:p>Female</text:p>
                  </text:list-item>
                  <text:list-item>
                    <text:p>Services</text:p>
                  </text:list-item>
                </text:list>
              </table:table-cell>
              <table:table-cell office:value-type="float" office:value="85879.23">
                <text:p>85879.23</text:p>
              </table:table-cell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1803 Freddy Linford Female Training</text:p>
                <text:list>
                  <text:list-item>
                    <text:p>VT01803</text:p>
                  </text:list-item>
                  <text:list-item>
                    <text:p>Freddy Linford</text:p>
                  </text:list-item>
                  <text:list-item>
                    <text:p>Female</text:p>
                  </text:list-item>
                  <text:list-item>
                    <text:p>Training</text:p>
                  </text:list-item>
                </text:list>
              </table:table-cell>
              <table:table-cell office:value-type="float" office:value="93128.34">
                <text:p>93128.3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2749 Mackenzie Hannis Female Training</text:p>
                <text:list>
                  <text:list-item>
                    <text:p>TN02749</text:p>
                  </text:list-item>
                  <text:list-item>
                    <text:p>Mackenzie Hannis</text:p>
                  </text:list-item>
                  <text:list-item>
                    <text:p>Female</text:p>
                  </text:list-item>
                  <text:list-item>
                    <text:p>Training</text:p>
                  </text:list-item>
                </text:list>
              </table:table-cell>
              <table:table-cell office:value-type="float" office:value="57002.02">
                <text:p>57002.02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0144 Collen Dunbleton Male Engineering</text:p>
                <text:list>
                  <text:list-item>
                    <text:p>SQ00144</text:p>
                  </text:list-item>
                  <text:list-item>
                    <text:p>Collen Dunbleton</text:p>
                  </text:list-item>
                  <text:list-item>
                    <text:p>Male</text:p>
                  </text:list-item>
                  <text:list-item>
                    <text:p>Engineering</text:p>
                  </text:list-item>
                </text:list>
              </table:table-cell>
              <table:table-cell office:value-type="float" office:value="118976.16">
                <text:p>118976.1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4601 Nananne Gehringer Support</text:p>
                <text:list>
                  <text:list-item>
                    <text:p>PR04601</text:p>
                  </text:list-item>
                  <text:list-item>
                    <text:p>Nananne Gehringer</text:p>
                  </text:list-item>
                  <text:list-item>
                    <text:p/>
                  </text:list-item>
                  <text:list-item>
                    <text:p>Support</text:p>
                  </text:list-item>
                </text:list>
              </table:table-cell>
              <table:table-cell office:value-type="float" office:value="104802.63">
                <text:p>104802.63</text:p>
              </table:table-cell>
              <table:table-cell office:value-type="float" office:value="44502">
                <text:p>4450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1854 Jessica Callcott Female Marketing</text:p>
                <text:list>
                  <text:list-item>
                    <text:p>SQ01854</text:p>
                  </text:list-item>
                  <text:list-item>
                    <text:p>Jessica Callcott</text:p>
                  </text:list-item>
                  <text:list-item>
                    <text:p>Female</text:p>
                  </text:list-item>
                  <text:list-item>
                    <text:p>Marketing</text:p>
                  </text:list-item>
                </text:list>
              </table:table-cell>
              <table:table-cell office:value-type="float" office:value="66017.18">
                <text:p>66017.18</text:p>
              </table:table-cell>
              <table:table-cell office:value-type="float" office:value="43643">
                <text:p>4364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0612  Leena Bruckshaw Male Research and Development</text:p>
                <text:list>
                  <text:list-item>
                    <text:p>SQ00612</text:p>
                  </text:list-item>
                  <text:list-item>
                    <text:p> Leena Bruckshaw</text:p>
                  </text:list-item>
                  <text:list-item>
                    <text:p>Male</text:p>
                  </text:list-item>
                  <text:list-item>
                    <text:p>Research and Development</text:p>
                  </text:list-item>
                </text:list>
              </table:table-cell>
              <table:table-cell office:value-type="float" office:value="74279.01">
                <text:p>74279.01</text:p>
              </table:table-cell>
              <table:table-cell office:value-type="float" office:value="43466">
                <text:p>4346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0419 Billi Fellgate Female Business Development</text:p>
                <text:list>
                  <text:list-item>
                    <text:p>PR00419</text:p>
                  </text:list-item>
                  <text:list-item>
                    <text:p>Billi Fellgate</text:p>
                  </text:list-item>
                  <text:list-item>
                    <text:p>Female</text:p>
                  </text:list-item>
                  <text:list-item>
                    <text:p>Business Development</text:p>
                  </text:list-item>
                </text:list>
              </table:table-cell>
              <table:table-cell office:value-type="float" office:value="68980.52">
                <text:p>68980.52</text:p>
              </table:table-cell>
              <table:table-cell office:value-type="float" office:value="43494">
                <text:p>4349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0578 Magnum Locksley Female Services</text:p>
                <text:list>
                  <text:list-item>
                    <text:p>VT00578</text:p>
                  </text:list-item>
                  <text:list-item>
                    <text:p>Magnum Locksley</text:p>
                  </text:list-item>
                  <text:list-item>
                    <text:p>Female</text:p>
                  </text:list-item>
                  <text:list-item>
                    <text:p>Services</text:p>
                  </text:list-item>
                </text:list>
              </table:table-cell>
              <table:table-cell office:value-type="float" office:value="42314.39">
                <text:p>42314.3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1281 Cletus McGarahan  Female Engineering</text:p>
                <text:list>
                  <text:list-item>
                    <text:p>TN01281</text:p>
                  </text:list-item>
                  <text:list-item>
                    <text:p>Cletus McGarahan </text:p>
                  </text:list-item>
                  <text:list-item>
                    <text:p>Female</text:p>
                  </text:list-item>
                  <text:list-item>
                    <text:p>Engineering</text:p>
                  </text:list-item>
                </text:list>
              </table:table-cell>
              <table:table-cell office:value-type="float" office:value="114425.19">
                <text:p>114425.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4473  Wyn Treadger Female Business Development</text:p>
                <text:list>
                  <text:list-item>
                    <text:p>PR04473</text:p>
                  </text:list-item>
                  <text:list-item>
                    <text:p> Wyn Treadger</text:p>
                  </text:list-item>
                  <text:list-item>
                    <text:p>Female</text:p>
                  </text:list-item>
                  <text:list-item>
                    <text:p>Business Development</text:p>
                  </text:list-item>
                </text:list>
              </table:table-cell>
              <table:table-cell office:value-type="float" office:value="69192.85">
                <text:p>69192.8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2417 Evangelina Lergan Male Support</text:p>
                <text:list>
                  <text:list-item>
                    <text:p>VT02417</text:p>
                  </text:list-item>
                  <text:list-item>
                    <text:p>Evangelina Lergan</text:p>
                  </text:list-item>
                  <text:list-item>
                    <text:p>Male</text:p>
                  </text:list-item>
                  <text:list-item>
                    <text:p>Support</text:p>
                  </text:list-item>
                </text:list>
              </table:table-cell>
              <table:table-cell office:value-type="float" office:value="61214.26">
                <text:p>61214.2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0691 Verla Timmis Male Support</text:p>
                <text:list>
                  <text:list-item>
                    <text:p>SQ00691</text:p>
                  </text:list-item>
                  <text:list-item>
                    <text:p>Verla Timmis</text:p>
                  </text:list-item>
                  <text:list-item>
                    <text:p>Male</text:p>
                  </text:list-item>
                  <text:list-item>
                    <text:p>Support</text:p>
                  </text:list-item>
                </text:list>
              </table:table-cell>
              <table:table-cell office:value-type="float" office:value="54137.05">
                <text:p>54137.0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0214 Jo-anne Gobeau Female Training</text:p>
                <text:list>
                  <text:list-item>
                    <text:p>TN00214</text:p>
                  </text:list-item>
                  <text:list-item>
                    <text:p>Jo-anne Gobeau</text:p>
                  </text:list-item>
                  <text:list-item>
                    <text:p>Female</text:p>
                  </text:list-item>
                  <text:list-item>
                    <text:p>Training</text:p>
                  </text:list-item>
                </text:list>
              </table:table-cell>
              <table:table-cell office:value-type="float" office:value="37902.35">
                <text:p>37902.3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2539 Devinne Tuny Male Engineering</text:p>
                <text:list>
                  <text:list-item>
                    <text:p>VT02539</text:p>
                  </text:list-item>
                  <text:list-item>
                    <text:p>Devinne Tuny</text:p>
                  </text:list-item>
                  <text:list-item>
                    <text:p>Male</text:p>
                  </text:list-item>
                  <text:list-item>
                    <text:p>Engineering</text:p>
                  </text:list-item>
                </text:list>
              </table:table-cell>
              <table:table-cell office:value-type="float" office:value="39969.72">
                <text:p>39969.7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4598 Pearla  Beteriss Male Services</text:p>
                <text:list>
                  <text:list-item>
                    <text:p>SQ04598</text:p>
                  </text:list-item>
                  <text:list-item>
                    <text:p>Pearla  Beteriss</text:p>
                  </text:list-item>
                  <text:list-item>
                    <text:p>Male</text:p>
                  </text:list-item>
                  <text:list-item>
                    <text:p>Services</text:p>
                  </text:list-item>
                </text:list>
              </table:table-cell>
              <table:table-cell office:value-type="float" office:value="69913.39">
                <text:p>69913.39</text:p>
              </table:table-cell>
              <table:table-cell office:value-type="float" office:value="43584">
                <text:p>4358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0464 Maritsa Marusic Male Research and Development</text:p>
                <text:list>
                  <text:list-item>
                    <text:p>TN00464</text:p>
                  </text:list-item>
                  <text:list-item>
                    <text:p>Maritsa Marusic</text:p>
                  </text:list-item>
                  <text:list-item>
                    <text:p>Male</text:p>
                  </text:list-item>
                  <text:list-item>
                    <text:p>Research and Development</text:p>
                  </text:list-item>
                </text:list>
              </table:table-cell>
              <table:table-cell office:value-type="float" office:value="52748.63">
                <text:p>52748.6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0893 Daisie McNeice Male Human Resources</text:p>
                <text:list>
                  <text:list-item>
                    <text:p>PR00893</text:p>
                  </text:list-item>
                  <text:list-item>
                    <text:p>Daisie McNeice</text:p>
                  </text:list-item>
                  <text:list-item>
                    <text:p>Male</text:p>
                  </text:list-item>
                  <text:list-item>
                    <text:p>Human Resources</text:p>
                  </text:list-item>
                </text:list>
              </table:table-cell>
              <table:table-cell office:value-type="float" office:value="50310.09">
                <text:p>50310.09</text:p>
              </table:table-cell>
              <table:table-cell office:value-type="float" office:value="44285">
                <text:p>4428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0882  Jill Shipsey Male Accounting</text:p>
                <text:list>
                  <text:list-item>
                    <text:p>PR00882</text:p>
                  </text:list-item>
                  <text:list-item>
                    <text:p> Jill Shipsey</text:p>
                  </text:list-item>
                  <text:list-item>
                    <text:p>Male</text:p>
                  </text:list-item>
                  <text:list-item>
                    <text:p>Accounting</text:p>
                  </text:list-item>
                </text:list>
              </table:table-cell>
              <table:table-cell office:value-type="float" office:value="52963.65">
                <text:p>52963.65</text:p>
              </table:table-cell>
              <table:table-cell office:value-type="float" office:value="44288">
                <text:p>44288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3445 Myrle Prandoni Male Sales</text:p>
                <text:list>
                  <text:list-item>
                    <text:p>PR03445</text:p>
                  </text:list-item>
                  <text:list-item>
                    <text:p>Myrle Prandoni</text:p>
                  </text:list-item>
                  <text:list-item>
                    <text:p>Male</text:p>
                  </text:list-item>
                  <text:list-item>
                    <text:p>Sales</text:p>
                  </text:list-item>
                </text:list>
              </table:table-cell>
              <table:table-cell office:value-type="float" office:value="62195.47">
                <text:p>62195.4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3416 Seward Kubera Male Engineering</text:p>
                <text:list>
                  <text:list-item>
                    <text:p>TN03416</text:p>
                  </text:list-item>
                  <text:list-item>
                    <text:p>Seward Kubera</text:p>
                  </text:list-item>
                  <text:list-item>
                    <text:p>Male</text:p>
                  </text:list-item>
                  <text:list-item>
                    <text:p>Engineering</text:p>
                  </text:list-item>
                </text:list>
              </table:table-cell>
              <table:table-cell office:value-type="float" office:value="43329.22">
                <text:p>43329.22</text:p>
              </table:table-cell>
              <table:table-cell office:value-type="float" office:value="43809">
                <text:p>4380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0890 Dean Biggam Female Training</text:p>
                <text:list>
                  <text:list-item>
                    <text:p>TN00890</text:p>
                  </text:list-item>
                  <text:list-item>
                    <text:p>Dean Biggam</text:p>
                  </text:list-item>
                  <text:list-item>
                    <text:p>Female</text:p>
                  </text:list-item>
                  <text:list-item>
                    <text:p>Training</text:p>
                  </text:list-item>
                </text:list>
              </table:table-cell>
              <table:table-cell office:value-type="float" office:value="71570.99">
                <text:p>71570.99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4137 Marissa Infante Training</text:p>
                <text:list>
                  <text:list-item>
                    <text:p>VT04137</text:p>
                  </text:list-item>
                  <text:list-item>
                    <text:p>Marissa Infante</text:p>
                  </text:list-item>
                  <text:list-item>
                    <text:p/>
                  </text:list-item>
                  <text:list-item>
                    <text:p>Training</text:p>
                  </text:list-item>
                </text:list>
              </table:table-cell>
              <table:table-cell office:value-type="float" office:value="78840.23">
                <text:p>78840.23</text:p>
              </table:table-cell>
              <table:table-cell office:value-type="float" office:value="43633">
                <text:p>436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2603 Daisie Dahlman Female Human Resources</text:p>
                <text:list>
                  <text:list-item>
                    <text:p>PR02603</text:p>
                  </text:list-item>
                  <text:list-item>
                    <text:p>Daisie Dahlman</text:p>
                  </text:list-item>
                  <text:list-item>
                    <text:p>Female</text:p>
                  </text:list-item>
                  <text:list-item>
                    <text:p>Human Resources</text:p>
                  </text:list-item>
                </text:list>
              </table:table-cell>
              <table:table-cell office:value-type="float" office:value="61994.76">
                <text:p>61994.76</text:p>
              </table:table-cell>
              <table:table-cell office:value-type="float" office:value="43794">
                <text:p>4379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3158 Danica Nayshe Female Services</text:p>
                <text:list>
                  <text:list-item>
                    <text:p>PR03158</text:p>
                  </text:list-item>
                  <text:list-item>
                    <text:p>Danica Nayshe</text:p>
                  </text:list-item>
                  <text:list-item>
                    <text:p>Female</text:p>
                  </text:list-item>
                  <text:list-item>
                    <text:p>Services</text:p>
                  </text:list-item>
                </text:list>
              </table:table-cell>
              <table:table-cell office:value-type="float" office:value="89690.38">
                <text:p>89690.38</text:p>
              </table:table-cell>
              <table:table-cell office:value-type="float" office:value="43206">
                <text:p>432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2288 Althea  Bronger Male Product Management</text:p>
                <text:list>
                  <text:list-item>
                    <text:p>PR02288</text:p>
                  </text:list-item>
                  <text:list-item>
                    <text:p>Althea  Bronger</text:p>
                  </text:list-item>
                  <text:list-item>
                    <text:p>Male</text:p>
                  </text:list-item>
                  <text:list-item>
                    <text:p>Product Management</text:p>
                  </text:list-item>
                </text:list>
              </table:table-cell>
              <table:table-cell office:value-type="float" office:value="104335.04">
                <text:p>104335.04</text:p>
              </table:table-cell>
              <table:table-cell office:value-type="float" office:value="43874">
                <text:p>4387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3849 Leonidas Cavaney Male Accounting</text:p>
                <text:list>
                  <text:list-item>
                    <text:p>VT03849</text:p>
                  </text:list-item>
                  <text:list-item>
                    <text:p>Leonidas Cavaney</text:p>
                  </text:list-item>
                  <text:list-item>
                    <text:p>Male</text:p>
                  </text:list-item>
                  <text:list-item>
                    <text:p>Accounting</text:p>
                  </text:list-item>
                </text:list>
              </table:table-cell>
              <table:table-cell office:value-type="float" office:value="52246.29">
                <text:p>52246.2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1395 Dennison Crosswaite Male Legal</text:p>
                <text:list>
                  <text:list-item>
                    <text:p>SQ01395</text:p>
                  </text:list-item>
                  <text:list-item>
                    <text:p>Dennison Crosswaite</text:p>
                  </text:list-item>
                  <text:list-item>
                    <text:p>Male</text:p>
                  </text:list-item>
                  <text:list-item>
                    <text:p>Legal</text:p>
                  </text:list-item>
                </text:list>
              </table:table-cell>
              <table:table-cell office:value-type="float" office:value="90697.67">
                <text:p>90697.67</text:p>
              </table:table-cell>
              <table:table-cell office:value-type="float" office:value="44221">
                <text:p>4422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2559 Aldrich  Glenny Male Business Development</text:p>
                <text:list>
                  <text:list-item>
                    <text:p>SQ02559</text:p>
                  </text:list-item>
                  <text:list-item>
                    <text:p>Aldrich  Glenny</text:p>
                  </text:list-item>
                  <text:list-item>
                    <text:p>Male</text:p>
                  </text:list-item>
                  <text:list-item>
                    <text:p>Business Development</text:p>
                  </text:list-item>
                </text:list>
              </table:table-cell>
              <table:table-cell office:value-type="float" office:value="90884.32">
                <text:p>90884.3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4627 Yvette  Bett Male Human Resources</text:p>
                <text:list>
                  <text:list-item>
                    <text:p>VT04627</text:p>
                  </text:list-item>
                  <text:list-item>
                    <text:p>Yvette  Bett</text:p>
                  </text:list-item>
                  <text:list-item>
                    <text:p>Male</text:p>
                  </text:list-item>
                  <text:list-item>
                    <text:p>Human Resources</text:p>
                  </text:list-item>
                </text:list>
              </table:table-cell>
              <table:table-cell office:value-type="float" office:value="76320.44">
                <text:p>76320.44</text:p>
              </table:table-cell>
              <table:table-cell office:value-type="float" office:value="44383">
                <text:p>44383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3537 Renaldo Thomassin Male Business Development</text:p>
                <text:list>
                  <text:list-item>
                    <text:p>VT03537</text:p>
                  </text:list-item>
                  <text:list-item>
                    <text:p>Renaldo Thomassin</text:p>
                  </text:list-item>
                  <text:list-item>
                    <text:p>Male</text:p>
                  </text:list-item>
                  <text:list-item>
                    <text:p>Business Development</text:p>
                  </text:list-item>
                </text:list>
              </table:table-cell>
              <table:table-cell office:value-type="float" office:value="73360.38">
                <text:p>73360.38</text:p>
              </table:table-cell>
              <table:table-cell office:value-type="float" office:value="43972">
                <text:p>4397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1951 Aloise MacCathay  Male NULL</text:p>
                <text:list>
                  <text:list-item>
                    <text:p>PR01951</text:p>
                  </text:list-item>
                  <text:list-item>
                    <text:p>Aloise MacCathay </text:p>
                  </text:list-item>
                  <text:list-item>
                    <text:p>Male</text:p>
                  </text:list-item>
                  <text:list-item>
                    <text:p>NULL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1662 Genevra Friday Female Research and Development</text:p>
                <text:list>
                  <text:list-item>
                    <text:p>PR01662</text:p>
                  </text:list-item>
                  <text:list-item>
                    <text:p>Genevra Friday</text:p>
                  </text:list-item>
                  <text:list-item>
                    <text:p>Female</text:p>
                  </text:list-item>
                  <text:list-item>
                    <text:p>Research and Development</text:p>
                  </text:list-item>
                </text:list>
              </table:table-cell>
              <table:table-cell office:value-type="float" office:value="50449.46">
                <text:p>50449.46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2313 Thekla Lynnett Male Training</text:p>
                <text:list>
                  <text:list-item>
                    <text:p>VT02313</text:p>
                  </text:list-item>
                  <text:list-item>
                    <text:p>Thekla Lynnett</text:p>
                  </text:list-item>
                  <text:list-item>
                    <text:p>Male</text:p>
                  </text:list-item>
                  <text:list-item>
                    <text:p>Training</text:p>
                  </text:list-item>
                </text:list>
              </table:table-cell>
              <table:table-cell office:value-type="float" office:value="53949.26">
                <text:p>53949.26</text:p>
              </table:table-cell>
              <table:table-cell office:value-type="float" office:value="43808">
                <text:p>4380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1620 Westbrook Brandino Male Legal</text:p>
                <text:list>
                  <text:list-item>
                    <text:p>SQ01620</text:p>
                  </text:list-item>
                  <text:list-item>
                    <text:p>Westbrook Brandino</text:p>
                  </text:list-item>
                  <text:list-item>
                    <text:p>Male</text:p>
                  </text:list-item>
                  <text:list-item>
                    <text:p>Legal</text:p>
                  </text:list-item>
                </text:list>
              </table:table-cell>
              <table:table-cell office:value-type="float" office:value="113616.23">
                <text:p>113616.23</text:p>
              </table:table-cell>
              <table:table-cell office:value-type="float" office:value="43255">
                <text:p>4325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4681  Jill Shipsey Female Product Management</text:p>
                <text:list>
                  <text:list-item>
                    <text:p>VT04681</text:p>
                  </text:list-item>
                  <text:list-item>
                    <text:p> Jill Shipsey</text:p>
                  </text:list-item>
                  <text:list-item>
                    <text:p>Female</text:p>
                  </text:list-item>
                  <text:list-item>
                    <text:p>Product Management</text:p>
                  </text:list-item>
                </text:list>
              </table:table-cell>
              <table:table-cell office:value-type="float" office:value="110906.35">
                <text:p>110906.3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